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941cm" fo:min-width="6.739cm"/>
    </style:style>
    <style:style style:name="gr2" style:family="graphic" style:parent-style-name="standard">
      <style:graphic-properties draw:textarea-horizontal-align="justify" draw:textarea-vertical-align="middle" draw:auto-grow-height="false" fo:min-height="4.101cm" fo:min-width="6.322cm"/>
    </style:style>
    <style:style style:name="gr3" style:family="graphic" style:parent-style-name="standard">
      <style:graphic-properties draw:textarea-vertical-align="middle" draw:auto-grow-height="false" fo:min-height="1.215cm" fo:min-width="2.115cm" fo:wrap-option="wrap"/>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7.239cm" svg:height="4.191cm" svg:x="9.001cm" svg:y="4.937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366cm" svg:height="4.699cm" svg:x="16.256cm" svg:y="8.12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1" draw:layer="layout" svg:width="4.953cm" svg:height="4.445cm" svg:x="3.667cm" svg:y="19.03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02T00:13:58.142746904</meta:creation-date>
    <dc:date>2020-02-02T00:22:03.955164329</dc:date>
    <meta:editing-duration>PT8M6S</meta:editing-duration>
    <meta:editing-cycles>1</meta:editing-cycles>
    <meta:document-statistic meta:object-count="3"/>
    <meta:generator>LibreOffice/6.3.4.2$Linux_X86_64 LibreOffice_project/30$Build-2</meta:generator>
  </office:meta>
</office:document-meta>
</file>